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f01d" officeooo:paragraph-rsid="0000f01d" style:font-weight-asian="bold" style:font-weight-complex="bold"/>
    </style:style>
    <style:style style:name="P2" style:family="paragraph" style:parent-style-name="Standard">
      <style:text-properties fo:font-weight="normal" officeooo:rsid="0000f01d" officeooo:paragraph-rsid="0000f01d" style:font-weight-asian="normal" style:font-weight-complex="normal"/>
    </style:style>
    <style:style style:name="P3" style:family="paragraph" style:parent-style-name="Standard">
      <style:text-properties fo:font-weight="normal" officeooo:rsid="0001abef" officeooo:paragraph-rsid="0001abef" style:font-weight-asian="normal" style:font-weight-complex="normal"/>
    </style:style>
    <style:style style:name="P4" style:family="paragraph" style:parent-style-name="Standard">
      <style:text-properties fo:font-weight="normal" officeooo:rsid="00036217" officeooo:paragraph-rsid="00036217" style:font-weight-asian="normal" style:font-weight-complex="normal"/>
    </style:style>
    <style:style style:name="T1" style:family="text">
      <style:text-properties officeooo:rsid="0001a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comm interview questions for build and integration</text:p>
      <text:p text:style-name="P1"/>
      <text:p text:style-name="P2">1.About current working project.</text:p>
      <text:p text:style-name="P2">2.c program to sort two numbers using call by reference.</text:p>
      <text:p text:style-name="P2">3.quick sort,heap sort and hashing techniques in advanced data structures.</text:p>
      <text:p text:style-name="P2">4.Difference between process and thread.</text:p>
      <text:p text:style-name="P2">5.Difference between semaphore and mutex.</text:p>
      <text:p text:style-name="P2">6.Git command to clone repository.</text:p>
      <text:p text:style-name="P2">7.Linux command to display previously used commands.</text:p>
      <text:p text:style-name="P2">8.OSI layers.</text:p>
      <text:p text:style-name="P2">9.C program to reverse a string.</text:p>
      <text:p text:style-name="P2">10.C program to swap 2 numbers without using temporary variables.</text:p>
      <text:p text:style-name="P2">11.What is cross compiler.</text:p>
      <text:p text:style-name="P2">12.Difference between malloc and calloc.</text:p>
      <text:p text:style-name="P2">13.Linux boot sequence.</text:p>
      <text:p text:style-name="P2">14.AM335X specifications.</text:p>
      <text:p text:style-name="P2">15.C program compilation stages.</text:p>
      <text:p text:style-name="P2">16.Tell me about any one compilation error.</text:p>
      <text:p text:style-name="P2">17.what is advantage of using make file.</text:p>
      <text:p text:style-name="P2">18.<text:span text:style-name="T1">GDB commands.</text:span></text:p>
      <text:p text:style-name="P3">19.what is cscope.</text:p>
      <text:p text:style-name="P4">20.There are 1 to 50 consecutive numbers if one is missing among them how to find it(Logical </text:p>
      <text:p text:style-name="P4"><text:s text:c="6"/>quest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29:14.224611685</meta:creation-date>
    <dc:date>2019-02-13T10:02:44.942632179</dc:date>
    <meta:editing-duration>PT23M2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2" meta:word-count="126" meta:character-count="865" meta:non-whitespace-character-count="754"/>
  </office:meta>
</office:document-meta>
</file>